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B000002FE342767F24D4BFB5F.png" manifest:media-type="image/png"/>
  <manifest:file-entry manifest:full-path="Pictures/100000000000042100000319F7BDF6C7596552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63cm"/>
    </style:style>
    <style:style style:name="pr2" style:family="presentation" style:parent-style-name="Forestbird-subtitle">
      <style:graphic-properties draw:fill-color="#ffffff" draw:auto-grow-height="true" fo:min-height="9.135cm"/>
    </style:style>
    <style:style style:name="pr3" style:family="presentation" style:parent-style-name="Forestbird-notes">
      <style:graphic-properties draw:fill-color="#ffffff" draw:auto-grow-height="true" fo:min-height="12.572cm"/>
    </style:style>
    <style:style style:name="pr4" style:family="presentation" style:parent-style-name="Forestbird-outline1">
      <style:graphic-properties fo:min-height="8.884cm"/>
    </style:style>
    <style:style style:name="pr5" style:family="presentation" style:parent-style-name="Forestbird-title">
      <style:graphic-properties draw:auto-grow-height="true" fo:min-height="3.722cm"/>
    </style:style>
    <style:style style:name="pr6" style:family="presentation" style:parent-style-name="Forestbird-title">
      <style:graphic-properties fo:min-height="2.629cm"/>
    </style:style>
    <style:style style:name="pr7" style:family="presentation" style:parent-style-name="Forestbird-title">
      <style:graphic-properties fo:min-height="2.63cm"/>
    </style:style>
    <style:style style:name="pr8" style:family="presentation" style:parent-style-name="Forestbird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.199cm" svg:height="2.63cm" svg:x="1.217cm" svg:y="3.72cm" presentation:class="title" presentation:user-transformed="true">
          <draw:text-box>
            <text:p><text:span text:style-name="T1">Smart Agriculture System</text:span></text:p>
          </draw:text-box>
        </draw:frame>
        <draw:frame presentation:style-name="pr2" draw:text-style-name="P1" draw:layer="layout" svg:width="25.199cm" svg:height="9.135cm" svg:x="4.011cm" svg:y="5.588cm" presentation:class="subtitle" presentation:user-transformed="true">
          <draw:text-box>
            <text:p><text:s text:c="30"/><text:span text:style-name="T2">Poojitha Mittapalli-2019102018</text:span></text:p>
            <text:p><text:span text:style-name="T2"><text:s text:c="28"/></text:span><text:span text:style-name="T2"><text:tab/></text:span><text:span text:style-name="T2"><text:tab/></text:span><text:span text:style-name="T2"> <text:s/></text:span><text:span text:style-name="T2">Srividya Srigiri-2019102041</text:span></text:p>
            <text:p><text:span text:style-name="T2"><text:s text:c="40"/></text:span><text:span text:style-name="T2">Gayatri Madduri-2019102043</text:span></text:p>
            <text:p><text:span text:style-name="T2"><text:s text:c="30"/></text:span><text:span text:style-name="T2">Sana Md-201910205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draw:frame presentation:style-name="pr1" draw:layer="layout" svg:width="25.199cm" svg:height="2.63cm" svg:x="1.4cm" svg:y="0.627cm" presentation:class="title">
          <draw:text-box>
            <text:p>Introduction</text:p>
          </draw:text-box>
        </draw:frame>
        <draw:frame presentation:style-name="pr4" draw:layer="layout" svg:width="25.199cm" svg:height="9.134cm" svg:x="1.778cm" svg:y="4.836cm" presentation:class="outline" presentation:user-transformed="true">
          <draw:text-box>
            <text:list text:style-name="L2">
              <text:list-item>
                <text:p>We intend to build a smart agriculture system which can ease the work of farmers.</text:p>
              </text:list-item>
              <text:list-item>
                <text:p>Through this we will be able to irrigate a piece of land by sensing the parameters such as moisture,water level and temperatur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draw:frame presentation:style-name="pr5" draw:layer="layout" svg:width="24.799cm" svg:height="3.722cm" svg:x="1.778cm" svg:y="1.016cm" presentation:class="title" presentation:user-transformed="true">
          <draw:text-box>
            <text:p>Working </text:p>
          </draw:text-box>
        </draw:frame>
        <draw:frame presentation:style-name="pr4" draw:layer="layout" svg:width="25.199cm" svg:height="9.134cm" svg:x="1.725cm" svg:y="5.344cm" presentation:class="outline" presentation:user-transformed="true">
          <draw:text-box>
            <text:list text:style-name="L2">
              <text:list-item>
                <text:p>We will continuously check the level of moisture in the soil and if it is less than the required value it starts irrigating it.</text:p>
              </text:list-item>
              <text:list-item>
                <text:p>Other sensors like temperature sensor and humidity sensor can also be used to give additional qualities to the syst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draw:frame presentation:style-name="pr6" draw:layer="layout" svg:width="25.199cm" svg:height="2.629cm" svg:x="0.709cm" svg:y="2.032cm" presentation:class="title" presentation:user-transformed="true">
          <draw:text-box>
            <text:p>Future scope</text:p>
          </draw:text-box>
        </draw:frame>
        <draw:frame presentation:style-name="pr4" draw:layer="layout" svg:width="25.199cm" svg:height="9.134cm" svg:x="1.016cm" svg:y="5.852cm" presentation:class="outline" presentation:user-transformed="true">
          <draw:text-box>
            <text:list text:style-name="L2">
              <text:list-item>
                <text:p>In the future we would like to expand the project to sense soil quality,pH etc,apply data analysis techniques to monitor the overall quality and send appropriate data to labs.</text:p>
              </text:list-item>
              <text:list-item>
                <text:p>Their feedback can be used to improve the yield from the crop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3T19">
        <draw:frame presentation:style-name="pr7" draw:layer="layout" svg:width="25.199cm" svg:height="2.63cm" svg:x="0.963cm" svg:y="6.006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F7BDF6C75965520E.jpg" xlink:type="simple" xlink:show="embed" xlink:actuate="onLoad"/>
    <draw:fill-image draw:name="Bitmap_20_6" draw:display-name="Bitmap 6" xlink:href="Pictures/10000000000003FB000002FE342767F24D4BFB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presentation:style-name="Nature_5f_Illustration-outline1" draw:layer="backgroundobjects" svg:width="14.399cm" svg:height="2.02cm" svg:x="11.201cm" svg:y="8.03cm" presentation:class="outline" presentation:placeholder="true">
        <draw:text-box/>
      </draw:frame>
      <draw:frame presentation:style-name="Mpr4" draw:text-style-name="MP8" draw:layer="backgroundobjects" svg:width="6.523cm" svg:height="0.486cm" svg:x="0cm" svg:y="15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9" draw:layer="backgroundobjects" svg:width="8.875cm" svg:height="0.359cm" svg:x="9.576cm" svg:y="15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11" draw:layer="backgroundobjects" svg:width="1.8cm" svg:height="0.6cm" svg:x="25.8cm" svg:y="15.075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5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12"><text:span text:style-name="MT2"><presentation:footer/></text:span></text:p>
          </draw:text-box>
        </draw:frame>
        <draw:frame presentation:style-name="Mpr6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draw:frame presentation:style-name="Forestbird-title" draw:layer="backgroundobjects" svg:width="25.199cm" svg:height="2.63cm" svg:x="1.4cm" svg:y="0.627cm" presentation:class="title" presentation:placeholder="true">
        <draw:text-box/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8cm" presentation:class="date-time">
        <draw:text-box>
          <text:p text:style-name="MP12"><text:span text:style-name="MT2"><presentation:date-time/></text:span></text:p>
        </draw:text-box>
      </draw:frame>
      <draw:frame presentation:style-name="Mpr7" draw:text-style-name="MP9" draw:layer="backgroundobjects" svg:width="8.875cm" svg:height="1.086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21:01:23.631642173</meta:creation-date>
    <dc:date>2021-07-27T14:40:59.123639794</dc:date>
    <meta:editing-duration>PT17M6S</meta:editing-duration>
    <meta:editing-cycles>3</meta:editing-cycles>
    <meta:generator>LibreOffice/5.1.6.2$Linux_X86_64 LibreOffice_project/10m0$Build-2</meta:generator>
    <meta:document-statistic meta:object-count="62"/>
  </office:meta>
</office:document-meta>
</file>